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536a3" officeooo:paragraph-rsid="001536a3"/>
    </style:style>
    <style:style style:name="P2" style:family="paragraph" style:parent-style-name="Standard">
      <style:text-properties fo:font-weight="bold" officeooo:rsid="001536a3" officeooo:paragraph-rsid="001536a3" style:font-weight-asian="bold" style:font-weight-complex="bold"/>
    </style:style>
    <style:style style:name="P3" style:family="paragraph" style:parent-style-name="Standard">
      <style:text-properties style:text-underline-style="solid" style:text-underline-width="auto" style:text-underline-color="font-color" fo:font-weight="bold" officeooo:rsid="001ad2b1" officeooo:paragraph-rsid="001ad2b1" style:font-weight-asian="bold" style:font-weight-complex="bold"/>
    </style:style>
    <style:style style:name="P4" style:family="paragraph" style:parent-style-name="Standard">
      <style:text-properties style:text-underline-style="solid" style:text-underline-width="auto" style:text-underline-color="font-color" fo:font-weight="bold" officeooo:rsid="001c5fbe" officeooo:paragraph-rsid="001c5fbe" style:font-weight-asian="bold" style:font-weight-complex="bold"/>
    </style:style>
    <style:style style:name="P5" style:family="paragraph" style:parent-style-name="Standard">
      <style:text-properties style:text-underline-style="solid" style:text-underline-width="auto" style:text-underline-color="font-color" fo:font-weight="bold" officeooo:rsid="001d9e4e" officeooo:paragraph-rsid="001d9e4e" style:font-weight-asian="bold" style:font-weight-complex="bold"/>
    </style:style>
    <style:style style:name="P6" style:family="paragraph" style:parent-style-name="Standard">
      <style:text-properties style:text-underline-style="solid" style:text-underline-width="auto" style:text-underline-color="font-color" fo:font-weight="bold" officeooo:rsid="00206502" officeooo:paragraph-rsid="00206502" style:font-weight-asian="bold" style:font-weight-complex="bold"/>
    </style:style>
    <style:style style:name="P7" style:family="paragraph" style:parent-style-name="Standard">
      <style:text-properties fo:font-weight="normal" officeooo:rsid="001536a3" officeooo:paragraph-rsid="001536a3" style:font-weight-asian="normal" style:font-weight-complex="normal"/>
    </style:style>
    <style:style style:name="P8" style:family="paragraph" style:parent-style-name="Standard">
      <style:text-properties fo:font-weight="normal" officeooo:rsid="0017276e" officeooo:paragraph-rsid="0017276e" style:font-weight-asian="normal" style:font-weight-complex="normal"/>
    </style:style>
    <style:style style:name="P9" style:family="paragraph" style:parent-style-name="Standard">
      <style:text-properties fo:font-weight="normal" officeooo:rsid="00178c02" officeooo:paragraph-rsid="00178c02" style:font-weight-asian="normal" style:font-weight-complex="normal"/>
    </style:style>
    <style:style style:name="P10" style:family="paragraph" style:parent-style-name="Standard">
      <style:text-properties fo:font-weight="normal" officeooo:rsid="00193893" officeooo:paragraph-rsid="00193893" style:font-weight-asian="normal" style:font-weight-complex="normal"/>
    </style:style>
    <style:style style:name="P11" style:family="paragraph" style:parent-style-name="Standard">
      <style:text-properties fo:font-weight="normal" officeooo:rsid="001ad2b1" officeooo:paragraph-rsid="001ad2b1" style:font-weight-asian="normal" style:font-weight-complex="normal"/>
    </style:style>
    <style:style style:name="P12" style:family="paragraph" style:parent-style-name="Standard">
      <style:text-properties fo:font-weight="normal" officeooo:rsid="001c1eba" officeooo:paragraph-rsid="001c1eba" style:font-weight-asian="normal" style:font-weight-complex="normal"/>
    </style:style>
    <style:style style:name="P13" style:family="paragraph" style:parent-style-name="Standard">
      <style:text-properties fo:font-weight="normal" officeooo:rsid="001c5fbe" officeooo:paragraph-rsid="001c5fbe" style:font-weight-asian="normal" style:font-weight-complex="normal"/>
    </style:style>
    <style:style style:name="P14" style:family="paragraph" style:parent-style-name="Standard">
      <style:text-properties fo:font-weight="normal" officeooo:rsid="001c6ad1" officeooo:paragraph-rsid="001c6ad1" style:font-weight-asian="normal" style:font-weight-complex="normal"/>
    </style:style>
    <style:style style:name="P15" style:family="paragraph" style:parent-style-name="Standard">
      <style:text-properties fo:font-weight="normal" officeooo:rsid="001fc070" officeooo:paragraph-rsid="001fc070" style:font-weight-asian="normal" style:font-weight-complex="normal"/>
    </style:style>
    <style:style style:name="P16" style:family="paragraph" style:parent-style-name="Standard">
      <style:text-properties style:text-underline-style="none" fo:font-weight="normal" officeooo:rsid="001536a3" officeooo:paragraph-rsid="001536a3" style:font-weight-asian="normal" style:font-weight-complex="normal"/>
    </style:style>
    <style:style style:name="P17" style:family="paragraph" style:parent-style-name="Standard">
      <style:text-properties style:text-underline-style="none" fo:font-weight="normal" officeooo:rsid="001d9e4e" officeooo:paragraph-rsid="001d9e4e" style:font-weight-asian="normal" style:font-weight-complex="normal"/>
    </style:style>
    <style:style style:name="P18" style:family="paragraph" style:parent-style-name="Standard">
      <style:text-properties style:text-underline-style="none" fo:font-weight="normal" officeooo:rsid="001fc070" officeooo:paragraph-rsid="001fc070" style:font-weight-asian="normal" style:font-weight-complex="normal"/>
    </style:style>
    <style:style style:name="P19" style:family="paragraph" style:parent-style-name="Standard">
      <style:text-properties style:text-underline-style="none" fo:font-weight="normal" officeooo:rsid="00206502" officeooo:paragraph-rsid="00206502" style:font-weight-asian="normal" style:font-weight-complex="normal"/>
    </style:style>
    <style:style style:name="T1" style:family="text">
      <style:text-properties officeooo:rsid="0017276e"/>
    </style:style>
    <style:style style:name="T2" style:family="text">
      <style:text-properties officeooo:rsid="00193893"/>
    </style:style>
    <style:style style:name="T3" style:family="text">
      <style:text-properties officeooo:rsid="001c1eba"/>
    </style:style>
    <style:style style:name="T4" style:family="text">
      <style:text-properties style:text-underline-style="solid" style:text-underline-width="auto" style:text-underline-color="font-color" fo:font-weight="bold" style:font-weight-asian="bold" style:font-weight-complex="bold"/>
    </style:style>
    <style:style style:name="T5" style:family="text">
      <style:text-properties officeooo:rsid="001c5fbe"/>
    </style:style>
    <style:style style:name="T6" style:family="text">
      <style:text-properties officeooo:rsid="001c6ad1"/>
    </style:style>
    <style:style style:name="T7" style:family="text">
      <style:text-properties officeooo:rsid="001e331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uthor: Niccolò Ricardi</text:p>
      <text:p text:style-name="P1">Addressee: Tomasz Wesolowski</text:p>
      <text:p text:style-name="P1">Date:01/04/2022 (but no, it's not an "April Fools!")</text:p>
      <text:p text:style-name="P16">Topic: miscellanea concerning the non-negativity paper</text:p>
      <text:p text:style-name="P2"/>
      <text:p text:style-name="P4">Cycles and threshold</text:p>
      <text:p text:style-name="P7">The conventional FDET macrocycles and the freeze-and-thaw procedure were interrupted when the change in the embedded SCF energy fell below 1e-09 Ha.</text:p>
      <text:p text:style-name="P7"/>
      <text:p text:style-name="P7">The conventional FDET procedure converged in 5-6 cycles for both SE and ME (6 cycles for 7H<text:span text:style-name="T1">Q</text:span>-formate, 5 for the others).</text:p>
      <text:p text:style-name="P8"><text:bookmark-start text:name="__DdeLink__0_1416806705"/>Freeze and thaw with ME converged in 15,19,15, 17 cycles for 7HQ-2MeOH, 7HQ-formate, Uracil-5H2O, PyrBnz-2HCOOH respectively.<text:bookmark-end text:name="__DdeLink__0_1416806705"/></text:p>
      <text:p text:style-name="P8">Freeze and thaw with SE converged in 17,27,17,19 cycles for 7HQ-2MeOH, 7HQ-formate, Uracil-5H2O, PyrBnz-2HCOOH respectively.</text:p>
      <text:p text:style-name="P8"/>
      <text:p text:style-name="P10"><text:span text:style-name="T4">Suggested sentence about FDET-HF</text:span> (you may have to adjust references and LaTex notation):</text:p>
      <text:p text:style-name="P9">In Fig. * the interaction energies at the FDET-MP2 follow a general downward trend. This is consistent with the variational character of FDET-MP2, guaranteed by Eq. (38 of TAW 2020). There are nonetheless some deviations from this general trend<text:span text:style-name="T2">, albeit small</text:span>: <text:span text:style-name="T2">in 3 out of 4 systems the results from the ChelPG prepolarised densities lie below those from $\rho_B^{FAT}$. It should although be noted that if only the self-consistent component of the FDET-MP2 energy expression, denoted as, FDET-MP2-sc is considered, such deviations from the trend disappear (figure available in the supporting information). This indicates that the terms </text:span></text:p>
      <text:p text:style-name="P9"/>
      <text:p text:style-name="P3">Grid specifications:</text:p>
      <text:p text:style-name="P11">The integration of densities and the calculation of E_k[...] was performed with pyscf, using a <text:span text:style-name="T3">Lebedev-Laikov\cite{Lebedev1999} grid, where the "level" parameter was set to 4.</text:span></text:p>
      <text:p text:style-name="P13">The integration within the individual Q-chem calculations used default grids and values.</text:p>
      <text:p text:style-name="P11"/>
      <text:p text:style-name="P12">bibtex:</text:p>
      <text:p text:style-name="P12">@article{Lebedev1999,</text:p>
      <text:p text:style-name="P12">author = {Lebedev, Vyacheslav Ivanovich and Laikov, Dimitri N.},</text:p>
      <text:p text:style-name="P12">year = {1999},</text:p>
      <text:p text:style-name="P12">title = {A quadrature formula for the sphere of the <text:s text:c="2"/>131st algebraic order of accuracy},</text:p>
      <text:p text:style-name="P12">journal = {Doklady Mathematics},</text:p>
      <text:p text:style-name="P12">volume = {59},</text:p>
      <text:p text:style-name="P12">pages = {477--481}</text:p>
      <text:p text:style-name="P12">}</text:p>
      <text:p text:style-name="P12"/>
      <text:p text:style-name="P13">The paper is hard to find, and in Russian. I attach it via email in case you find it interesting.</text:p>
      <text:p text:style-name="P13"/>
      <text:p text:style-name="P4">FDET optimising also with non-optimised environment density</text:p>
      <text:p text:style-name="P13"><text:span text:style-name="T6">Where there is the sentence</text:span>"<text:bookmark-start text:name="__DdeLink__2_1416806705"/>This is probably due to the variational<text:span text:style-name="T6"> </text:span>character of densities obtained in FDET<text:bookmark-end text:name="__DdeLink__2_1416806705"/><text:span text:style-name="T6">" I suggest to change to:</text:span></text:p>
      <text:p text:style-name="P14"><text:span text:style-name="T5">This is probably due to the variational</text:span> <text:span text:style-name="T5">character of densities obtained in FDET</text:span>, which optimises $\rho_A$ even when $\rho_B^{isol}$ is used. This is highlighet by the fact that the FDET densities $<text:bookmark-start text:name="__DdeLink__4_1416806705"/>\rho_A^o+\rho_B<text:bookmark-end text:name="__DdeLink__4_1416806705"/>$ are remarkably more similar to the reference density than to the sum of isolated fragments, as can be shown by the values of <text:s/>P for the differences between these densities (cf. Supporting Information).</text:p>
      <text:p text:style-name="P14"/>
      <text:p text:style-name="P5">References for point-charges</text:p>
      <text:p text:style-name="P17"><text:soft-page-break/>the bibtex key for chelpg is already available and is Breneman1990</text:p>
      <text:p text:style-name="P18">If we want we could mention the ChelP charges which pioneered the charges fit to the electrostatic potential. For this it would be:<text:line-break/>@article{Chirlian1987,</text:p>
      <text:p text:style-name="P18">abstract = {A new algorithm for fitting atomic charges to molecular electrostatic potentials is presented. This method is non‐iterative and rapid compared to previous work. Results from a variety of gaussian basis sets, including STO‐3G, 3‐21G and 6‐31G*, are presented. Charges for a representative collection of molecules, comprising both first and second row atoms and anions are tabulated. The effects of using experimental and optimized geometries are explored. Charges derived from these fits are found to adequately reproduce SCF dipole moments. A small split valence representation, 3‐21G, appears to yield consistently good results in a reasonable amount of time. Copyright {\textcopyright} 1987 John Wiley &amp; Sons, Inc.},</text:p>
      <text:p text:style-name="P18">author = {Chirlian, Lisa Emily and Francl, Michelle Miller},</text:p>
      <text:p text:style-name="P18">doi = {10.1002/jcc.540080616},</text:p>
      <text:p text:style-name="P18">issn = {1096987X},</text:p>
      <text:p text:style-name="P18">journal = {Journal of Computational Chemistry},</text:p>
      <text:p text:style-name="P18">number = {6},</text:p>
      <text:p text:style-name="P18">pages = {894--905},</text:p>
      <text:p text:style-name="P18">title = {{Atomic charges derived from electrostatic potentials: A detailed study}},</text:p>
      <text:p text:style-name="P18">volume = {8},</text:p>
      <text:p text:style-name="P18">year = {1987}</text:p>
      <text:p text:style-name="P18">}</text:p>
      <text:p text:style-name="P18"/>
      <text:p text:style-name="P17">for mulliken charges<text:span text:style-name="T7">:</text:span></text:p>
      <text:p text:style-name="P17">@article{Mulliken1955,</text:p>
      <text:p text:style-name="P17">author = {Mulliken, Robert Sanderson},</text:p>
      <text:p text:style-name="P17">journal = {The Journal of Chemical Physics},</text:p>
      <text:p text:style-name="P17">number = {January 1955},</text:p>
      <text:p text:style-name="P17">pages = {1833--1840},</text:p>
      <text:p text:style-name="P17">title = {Electronic Population Analysis on LCAO-MO Wave Functions.I},</text:p>
      <text:p text:style-name="P17">volume = {23},</text:p>
      <text:p text:style-name="P17">doi = {10.1063/1.1740588}</text:p>
      <text:p text:style-name="P17">year = {1955}</text:p>
      <text:p text:style-name="P17">}</text:p>
      <text:p text:style-name="P13"/>
      <text:p text:style-name="P15">Mulliken has a long series of papers with this name (I, II, III, IV). The first one tackles "population breakdown", i.e. the charges.</text:p>
      <text:p text:style-name="P15"/>
      <text:p text:style-name="P6">Numerical values needed</text:p>
      <text:p text:style-name="P19">The freeze and thaw values to adjust because of the one half factor before both kernels.</text:p>
      <text:p text:style-name="P19"/>
      <text:p text:style-name="P19">ME:</text:p>
      <text:p text:style-name="P19"><text:bookmark-start text:name="__DdeLink__6_1416806705"/>7HQ-2MeOH -13.465</text:p>
      <text:p text:style-name="P19">7HQ-formate -28.272</text:p>
      <text:p text:style-name="P19">Uracil-5H2O -37.680</text:p>
      <text:p text:style-name="P19">PyrBnz-2HCOOH<text:bookmark-end text:name="__DdeLink__6_1416806705"/> -32.789</text:p>
      <text:p text:style-name="P19"/>
      <text:p text:style-name="P19">SE</text:p>
      <text:p text:style-name="P19">7HQ-2MeOH -14.590</text:p>
      <text:p text:style-name="P19">7HQ-formate -33.680</text:p>
      <text:p text:style-name="P19">Uracil-5H2O -40.281</text:p>
      <text:p text:style-name="P19">PyrBnz-2HCOOH -35.33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Niccolo Ricardi</meta:initial-creator>
    <meta:creation-date>2022-04-01T13:15:23.169663865</meta:creation-date>
    <dc:date>2022-04-01T16:05:01.765901035</dc:date>
    <dc:creator>Niccolo Ricardi</dc:creator>
    <meta:editing-duration>PT15M34S</meta:editing-duration>
    <meta:editing-cycles>1</meta:editing-cycles>
    <meta:document-statistic meta:table-count="0" meta:image-count="0" meta:object-count="0" meta:page-count="2" meta:paragraph-count="65" meta:word-count="695" meta:character-count="4632" meta:non-whitespace-character-count="4001"/>
    <meta:generator>LibreOffice/6.0.7.3$Linux_X86_64 LibreOffice_project/00m0$Build-3</meta:generator>
  </office:meta>
</office:document-meta>
</file>